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ela1" style:family="table" style:master-page-name="MP0">
      <style:table-properties style:width="17cm" fo:margin-left="0cm" style:page-number="auto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2.899cm"/>
    </style:style>
    <style:style style:name="Tabela1.A1" style:family="table-cell">
      <style:table-cell-properties fo:background-color="#b3cac7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3" style:family="table-cell">
      <style:table-cell-properties fo:background-color="#b3cac7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style:font-name="Arial" fo:font-size="11pt" style:font-size-asian="11pt" style:font-name-complex="Arial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Table_20_Contents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style:font-name="Arial" fo:font-size="11pt" fo:font-weight="bold" fo:background-color="#b3cac7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 style:font-size-complex="11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L8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 style:list-style-name="L3"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 style:list-style-name="L4"/>
    <style:style style:name="P22" style:family="paragraph" style:parent-style-name="Standard" style:list-style-name="L8">
      <style:paragraph-properties fo:text-align="justify" style:justify-single-word="false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1pt" fo:font-weight="bold" fo:background-color="#b3cac7" loext:char-shading-value="0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/>
            <text:p text:style-name="P7">TERMO DE ABERTURA DE PROJETO</text:p>
            <text:p text:style-name="P2"/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3"/>
            <text:p text:style-name="P13"><text:span text:style-name="Fonte_20_parág._20_padrão"><text:span text:style-name="T1">GENESYS PETSHOP 1.0</text:span></text:span></text:p>
            <text:p text:style-name="P3"/>
          </table:table-cell>
          <table:covered-table-cell/>
        </table:table-row>
        <table:table-row>
          <table:table-cell table:style-name="Tabela1.A3" office:value-type="string">
            <text:p text:style-name="P9">GERENTE</text:p>
          </table:table-cell>
          <table:table-cell table:style-name="Tabela1.B3" office:value-type="string">
            <text:p text:style-name="P3">SALOMÃO FRANCISCO DA SILVA</text:p>
          </table:table-cell>
        </table:table-row>
        <table:table-row>
          <table:table-cell table:style-name="Tabela1.A4" office:value-type="string">
            <text:p text:style-name="P9">VERSÃO</text:p>
          </table:table-cell>
          <table:table-cell table:style-name="Tabela1.B4" office:value-type="string">
            <text:p text:style-name="P3">1.0</text:p>
          </table:table-cell>
        </table:table-row>
        <table:table-row>
          <table:table-cell table:style-name="Tabela1.A3" office:value-type="string">
            <text:p text:style-name="P9">DATA</text:p>
          </table:table-cell>
          <table:table-cell table:style-name="Tabela1.B5" office:value-type="string">
            <text:p text:style-name="P3">25/07/2022</text:p>
          </table:table-cell>
        </table:table-row>
        <table:table-row>
          <table:table-cell table:style-name="Tabela1.A6" office:value-type="string">
            <text:p text:style-name="P9">PATROCINADOR</text:p>
          </table:table-cell>
          <table:table-cell table:style-name="Tabela1.B6" office:value-type="string">
            <text:p text:style-name="P3">TAIMBER SOFTWARE</text:p>
          </table:table-cell>
        </table:table-row>
      </table:table>
      <text:p text:style-name="P4"/>
      <text:p text:style-name="P4"/>
      <text:p text:style-name="P8">ESCOPO GERAL</text:p>
      <text:p text:style-name="P10"/>
      <text:p text:style-name="P10"/>
      <text:p text:style-name="P11">1 - PROPOSTA DO PROJETO</text:p>
      <text:p text:style-name="P11"/>
      <text:list text:style-name="L1">
        <text:list-item>
          <text:p text:style-name="P14">Desenvolvimento de 01 software gerencial para pequenos PetShops.</text:p>
        </text:list-item>
      </text:list>
      <text:p text:style-name="P4"/>
      <text:p text:style-name="P4"/>
      <text:p text:style-name="P11">2 - OBJETIVO DO PROJETO</text:p>
      <text:p text:style-name="P11"/>
      <text:list text:style-name="L2">
        <text:list-item>
          <text:p text:style-name="P15">O projeto visa a construção de um software gerencial para pequenos comércios no ramo de PetShops.</text:p>
        </text:list-item>
        <text:list-item>
          <text:p text:style-name="P15">Pretende-se com a comercialização do software, alcançar pequenas empresas que ainda não possuem um software de gerenciamento.</text:p>
        </text:list-item>
        <text:list-item>
          <text:p text:style-name="P15">O software irá agilizar nas atividades cotidianas, otimizando o tempo gasto com cadastro de clientes, estoque, serviços, animais, vacinas, vendas, financeiro etc.</text:p>
        </text:list-item>
        <text:list-item>
          <text:p text:style-name="P15">O software irá ter preço acessível porque será focado em pequenos comércios, com isto pretende-se captar clientes que não querem investir muito.</text:p>
        </text:list-item>
      </text:list>
      <text:p text:style-name="P5"/>
      <text:p text:style-name="P5"/>
      <text:p text:style-name="P11">3 – RECURSOS</text:p>
      <text:p text:style-name="P11"/>
      <text:list text:style-name="L3">
        <text:list-item>
          <text:p text:style-name="P17">Cronograma – 3 meses (três meses)</text:p>
        </text:list-item>
        <text:list-item>
          <text:p text:style-name="P17">Financeiro – R$ 7.080,00</text:p>
        </text:list-item>
      </text:list>
      <text:p text:style-name="P4"/>
      <text:p text:style-name="P4"/>
      <text:p text:style-name="P11">4 – MARCOS</text:p>
      <text:p text:style-name="P11"/>
      <text:list text:style-name="L4">
        <text:list-item>
          <text:p text:style-name="P21"><text:span text:style-name="Fonte_20_parág._20_padrão"><text:span text:style-name="T1">Data de início</text:span></text:span><text:span text:style-name="Fonte_20_parág._20_padrão"><text:span text:style-name="T3"> - 25/07/2022</text:span></text:span></text:p>
        </text:list-item>
        <text:list-item>
          <text:p text:style-name="P21"><text:span text:style-name="Fonte_20_parág._20_padrão"><text:span text:style-name="T1">Data do primeiro release</text:span></text:span><text:span text:style-name="Fonte_20_parág._20_padrão"><text:span text:style-name="T3"> - 21/10/2022</text:span></text:span></text:p>
        </text:list-item>
        <text:list-item>
          <text:p text:style-name="P21"><text:span text:style-name="Fonte_20_parág._20_padrão"><text:span text:style-name="T1">Data de encerramento</text:span></text:span><text:span text:style-name="Fonte_20_parág._20_padrão"><text:span text:style-name="T3"> - 31/10/2022</text:span></text:span></text:p>
        </text:list-item>
      </text:list>
      <text:p text:style-name="P4"/>
      <text:p text:style-name="P4"/>
      <text:p text:style-name="P11">5 – REQUISITOS DO PROJETO</text:p>
      <text:p text:style-name="P4"/>
      <text:p text:style-name="P10">5.1 – FERRAMENTAS PARA GERÊNCIA DE CONFIGURAÇÃO</text:p>
      <text:p text:style-name="P6"/>
      <text:list text:style-name="L5">
        <text:list-item>
          <text:p text:style-name="P18">Controle de versão - GitHub</text:p>
        </text:list-item>
      </text:list>
      <text:p text:style-name="P4"/>
      <text:p text:style-name="P10">5.2 – PLATAFORMA</text:p>
      <text:p text:style-name="P6"/>
      <text:list text:style-name="L6">
        <text:list-item>
          <text:p text:style-name="P19">PC</text:p>
        </text:list-item>
      </text:list>
      <text:p text:style-name="P11"><text:soft-page-break/>6 – STAKEHOLDERS</text:p>
      <text:p text:style-name="P11"/>
      <text:list text:style-name="L7">
        <text:list-item>
          <text:p text:style-name="P20">Nome – Salomão Francisco da Silva</text:p>
        </text:list-item>
        <text:list-item>
          <text:p text:style-name="P20">Função – Desenvolvedor</text:p>
        </text:list-item>
        <text:list-item>
          <text:p text:style-name="P20">Contato – (62) 99565-2346</text:p>
        </text:list-item>
      </text:list>
      <text:p text:style-name="P4"/>
      <text:p text:style-name="P4"/>
      <text:p text:style-name="Standard"><text:span text:style-name="Fonte_20_parág._20_padrão"><text:span text:style-name="T2">7 – RESULTADO</text:span></text:span></text:p>
      <text:p text:style-name="P11"/>
      <text:list text:style-name="L8">
        <text:list-item>
          <text:p text:style-name="P16">O resultado esperado é um software para gerenciamento de pequenos PetShops, com todos os requisitos funcionais e não funcionais implementados.</text:p>
        </text:list-item>
        <text:list-item>
          <text:p text:style-name="P16">O software também deverá ter um preço acessível, porque será voltado a pequenas empresas.</text:p>
        </text:list-item>
        <text:list-item>
          <text:p text:style-name="P16">O software deverá ser disponibilizado para a plataforma PC, tanto Windows quanto Linux, não sendo necessário conexão com a internet para o seu funcionamento.</text:p>
        </text:list-item>
        <text:list-item>
          <text:p text:style-name="P22"><text:span text:style-name="Fonte_20_parág._20_padrão"><text:span text:style-name="T3">O software deverá rodar sem a necessidade de instalar um banco de dados, ou seja, o sistema deverá ser standalone com banco de dados embutido.</text:span>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meta:initial-creator>notebook</meta:initial-creator>
    <dc:creator>notebook</dc:creator>
    <meta:creation-date>2022-05-28T09:12:00Z</meta:creation-date>
    <dc:date>2022-10-14T16:38:00Z</dc:date>
    <meta:print-date>2022-10-14T16:32:00Z</meta:print-date>
    <meta:editing-cycles>6</meta:editing-cycles>
    <meta:editing-duration>PT11340S</meta:editing-duration>
    <meta:document-statistic meta:table-count="1" meta:image-count="0" meta:object-count="0" meta:page-count="2" meta:paragraph-count="39" meta:word-count="279" meta:character-count="1732" meta:non-whitespace-character-count="1499"/>
    <meta:template xlink:type="simple" xlink:actuate="onRequest" xlink:title="" xlink:href="Normal"/>
  </office:meta>
</office:document-meta>
</file>